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l" fo:country="GR" officeooo:rsid="0016c3b9" officeooo:paragraph-rsid="0016c3b9"/>
    </style:style>
    <style:style style:name="P2" style:family="paragraph" style:parent-style-name="Standard">
      <style:paragraph-properties fo:text-align="start" style:justify-single-word="false"/>
      <style:text-properties fo:language="el" fo:country="GR" fo:font-weight="bold" officeooo:rsid="0016c3b9" officeooo:paragraph-rsid="0016c3b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fo:font-style="italic" fo:font-weight="bold" officeooo:rsid="001dabf9" officeooo:paragraph-rsid="001dabf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 fo:font-style="italic" fo:font-weight="bold" officeooo:rsid="001ea856" officeooo:paragraph-rsid="001ea856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ea856" officeooo:paragraph-rsid="001a73c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218876" officeooo:paragraph-rsid="00218876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l" fo:country="GR" fo:font-style="normal" fo:font-weight="normal" officeooo:rsid="001aef18" officeooo:paragraph-rsid="001aef1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l" fo:country="GR" fo:font-style="normal" fo:font-weight="normal" officeooo:rsid="001ea856" officeooo:paragraph-rsid="001ea85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l" fo:country="GR" fo:font-style="normal" fo:font-weight="normal" officeooo:rsid="00218876" officeooo:paragraph-rsid="00218876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style="normal" fo:font-weight="normal" officeooo:rsid="0035a16a" officeooo:paragraph-rsid="0035a16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l" fo:country="GR" fo:font-style="italic" fo:font-weight="bold" officeooo:rsid="0028d6c6" officeooo:paragraph-rsid="0028d6c6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16c3b9" officeooo:paragraph-rsid="0016c3b9"/>
    </style:style>
    <style:style style:name="P13" style:family="paragraph" style:parent-style-name="Standard">
      <style:paragraph-properties fo:text-align="start" style:justify-single-word="false"/>
      <style:text-properties fo:font-size="14pt" fo:language="el" fo:country="GR" fo:font-weight="bold" officeooo:rsid="00218876" officeooo:paragraph-rsid="00218876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el" fo:country="GR" fo:font-weight="normal" officeooo:rsid="00218876" officeooo:paragraph-rsid="00218876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abf9"/>
    </style:style>
    <style:style style:name="T3" style:family="text">
      <style:text-properties fo:language="en" fo:country="US" officeooo:rsid="001ea856"/>
    </style:style>
    <style:style style:name="T4" style:family="text">
      <style:text-properties fo:language="en" fo:country="US" officeooo:rsid="001f0028"/>
    </style:style>
    <style:style style:name="T5" style:family="text">
      <style:text-properties fo:language="en" fo:country="US" officeooo:rsid="00208e67"/>
    </style:style>
    <style:style style:name="T6" style:family="text">
      <style:text-properties fo:language="en" fo:country="US" officeooo:rsid="00218876"/>
    </style:style>
    <style:style style:name="T7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officeooo:rsid="002b19e3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2deaa0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style:text-underline-style="none" fo:font-weight="normal" officeooo:rsid="0039aef4" style:font-style-asian="normal" style:font-weight-asian="normal" style:font-style-complex="normal" style:font-weight-complex="normal"/>
    </style:style>
    <style:style style:name="T11" style:family="text">
      <style:text-properties fo:language="en" fo:country="US" officeooo:rsid="00372659"/>
    </style:style>
    <style:style style:name="T12" style:family="text">
      <style:text-properties fo:language="en" fo:country="US" officeooo:rsid="00383d1e"/>
    </style:style>
    <style:style style:name="T13" style:family="text">
      <style:text-properties officeooo:rsid="001dabf9"/>
    </style:style>
    <style:style style:name="T14" style:family="text">
      <style:text-properties officeooo:rsid="00208e67"/>
    </style:style>
    <style:style style:name="T15" style:family="text">
      <style:text-properties officeooo:rsid="00218876"/>
    </style:style>
    <style:style style:name="T16" style:family="text">
      <style:text-properties officeooo:rsid="00262ce8"/>
    </style:style>
    <style:style style:name="T17" style:family="text">
      <style:text-properties officeooo:rsid="00274b35"/>
    </style:style>
    <style:style style:name="T18" style:family="text">
      <style:text-properties officeooo:rsid="0028136f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b19e3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deaa0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fe8cf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326d23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39aef4" style:font-style-asian="normal" style:font-weight-asian="normal" style:font-style-complex="normal" style:font-weight-complex="normal"/>
    </style:style>
    <style:style style:name="T25" style:family="text">
      <style:text-properties officeooo:rsid="00322197"/>
    </style:style>
    <style:style style:name="T26" style:family="text">
      <style:text-properties officeooo:rsid="00383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ΛΕΙΤΟΥΡΓΙΚΑ ΣΥΣΤΗΜΑΤΑ 2022-23</text:p>
      <text:p text:style-name="P1"/>
      <text:p text:style-name="P2">ΠΡΩΤΗ ΕΡΓΑΣΙΑ </text:p>
      <text:p text:style-name="P1"/>
      <text:p text:style-name="P1">Όνομα : Τζιεράκης Ιωάννης</text:p>
      <text:p text:style-name="P1">ΑΜ : 1115201700163</text:p>
      <text:p text:style-name="P1"/>
      <text:p text:style-name="P13">Εντολές <text:span text:style-name="T1">make/</text:span><text:span text:style-name="T25">εκτέλεσης</text:span><text:span text:style-name="T1">: </text:span></text:p>
      <text:p text:style-name="P13"/>
      <text:p text:style-name="P14">Το πρόγραμμα γίνεται <text:span text:style-name="T1">make </text:span>μ’ένα απλό <text:span text:style-name="T1">make. </text:span>Η <text:span text:style-name="T1">make clean </text:span>διαγράφει όλα τα .ο αρχεία. Η εντολή για να τρέξει το πρόγραμμα είναι η : <text:span text:style-name="T1">./</text:span><text:span text:style-name="T11">requester</text:span><text:span text:style-name="T1"> </text:span>βαθμός_κατάτμισης αριθμός_παιδιών αριθμός_αιτημάτων <text:span text:style-name="T1">stream </text:span>αρχε<text:span text:style-name="T18">ί</text:span>ου. Με αυτή τη σειρά αυστηρά! </text:p>
      <text:p text:style-name="P14">π.χ.: <text:s text:c="2"/>./<text:span text:style-name="T26">r</text:span><text:span text:style-name="T12">equester</text:span><text:span text:style-name="T1"> 10 2 3 input.txt</text:span></text:p>
      <text:p text:style-name="P1"/>
      <text:p text:style-name="P3">Main<text:span text:style-name="T16">(parent.c)</text:span>:</text:p>
      <text:p text:style-name="P5"/>
      <text:p text:style-name="P8">Διαβάζω από τη γραμμή εντολών βαθμό κατάτμισης, αριθμό παιδιών και <text:span text:style-name="T1">request </text:span>καθώς και το <text:span text:style-name="T1">stream </text:span>του αρχείου.</text:p>
      <text:p text:style-name="P8">Ανοίγω το αρχείο.</text:p>
      <text:p text:style-name="P7">Τα <text:span text:style-name="T1">Segments </text:span>τα κρατάω σε μια δομή όλα αφού τα δημιουργήσω στ<text:span text:style-name="T13">η </text:span><text:span text:style-name="T2">main </text:span><text:span text:style-name="T13">με τη συνάρτηση </text:span><text:span text:style-name="T2">initialize_segments </text:span><text:span text:style-name="T3">(utils.c</text:span><text:span text:style-name="T4">)</text:span><text:span text:style-name="T2"> </text:span><text:span text:style-name="T13">όπου κάνω τους κατάλ</text:span><text:span text:style-name="T17">λ</text:span><text:span text:style-name="T13">ηλους υπολογισμούς για να χωριστούν τα </text:span><text:span text:style-name="T2">segments </text:span><text:span text:style-name="T13">σωστ</text:span><text:span text:style-name="T17">ά</text:span><text:span text:style-name="T13">.</text:span></text:p>
      <text:p text:style-name="P7"/>
      <text:p text:style-name="P4">Utils.h:</text:p>
      <text:p text:style-name="P4"/>
      <text:p text:style-name="P8">Αποτελεί γενικό <text:span text:style-name="T1">header file </text:span><text:span text:style-name="T14">όπου γίνονται </text:span><text:span text:style-name="T5">declare </text:span><text:span text:style-name="T14">τα </text:span><text:span text:style-name="T5">Structs: Memory </text:span><text:span text:style-name="T14">και </text:span><text:span text:style-name="T5">Segment. </text:span><text:span text:style-name="T15">Επίσης έχουμε το </text:span><text:span text:style-name="T6">declaration </text:span><text:span text:style-name="T15">όλων των συναρτήσεων που χρειάζονται είτε για </text:span><text:span text:style-name="T6">initialization </text:span><text:span text:style-name="T15">είτε για κάτι άλλο.</text:span></text:p>
      <text:p text:style-name="P8"/>
      <text:p text:style-name="P10">Έχουμε 2 <text:span text:style-name="T1">initialize, </text:span>μια για τα <text:span text:style-name="T1">segments </text:span>και μια για το <text:span text:style-name="T1">shared memory .</text:span></text:p>
      <text:p text:style-name="P8"/>
      <text:p text:style-name="P6">Utils.c:</text:p>
      <text:p text:style-name="P6"/>
      <text:p text:style-name="P9">Εδώ υλοποιούνται οι συναρτήσεις που γίνονται <text:span text:style-name="T1">declare </text:span>στην <text:span text:style-name="T1">utils.h. </text:span></text:p>
      <text:p text:style-name="P9"/>
      <text:p text:style-name="P11">Γενικές Παραδοχές:</text:p>
      <text:p text:style-name="P11"/>
      <text:p text:style-name="P11">→ <text:span text:style-name="T19">Χρησιμοποιούνται σεμαφόροι ίσοι με τον αριθμό των </text:span><text:span text:style-name="T7">segments.</text:span></text:p>
      <text:p text:style-name="P11"><text:span text:style-name="T7">→ </text:span><text:span text:style-name="T20">Οι σεμαφόροι δεν είναι </text:span><text:span text:style-name="T8">binary </text:span><text:span text:style-name="T20">και μετράνε τον αριθμό των αιτήσεων ανά </text:span><text:span text:style-name="T8">segment </text:span><text:span text:style-name="T20">ανά πάσα στιγμή. </text:span></text:p>
      <text:p text:style-name="P11"><text:span text:style-name="T20">→ Ότι έχει να κάνει με χρόνο δεν πρόλαβα να το υλοποιήσω. </text:span></text:p>
      <text:p text:style-name="P11"><text:span text:style-name="T20">→ </text:span><text:span text:style-name="T21">Όταν το παιδί ζητάει ένα </text:span><text:span text:style-name="T9">segment </text:span><text:span text:style-name="T21">ο γον</text:span><text:span text:style-name="T22">έα</text:span><text:span text:style-name="T21">ς το περνάει ολόκληρο στο </text:span><text:span text:style-name="T9">shmem </text:span><text:span text:style-name="T21">αντί να περνάει μονάχα τη γραμμή.</text:span></text:p>
      <text:p text:style-name="P11"><text:span text:style-name="T21">→ Απ’ότι κατάλαβα το παιδί ζητάει μόνο τη γραμμή και με πράξεις βρίσκουμε σε ποιο </text:span><text:span text:style-name="T9">segment </text:span><text:span text:style-name="T21">βρίσκεται για να το περάσει ο γονέας στη </text:span><text:span text:style-name="T9">shmem.</text:span></text:p>
      <text:p text:style-name="P11"><text:span text:style-name="T23">→ </text:span><text:span text:style-name="T24">Κάνω την παραδοχή ότι έχω </text:span><text:span text:style-name="T10">max </text:span><text:span text:style-name="T24">24 παιδιά γιατί είναι απαραίτητο για τον πίνακα στο </text:span><text:span text:style-name="T10">struct memory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1T09:47:41.377000000</meta:creation-date>
    <dc:date>2022-12-21T22:35:06.949000000</dc:date>
    <meta:editing-duration>PT4H18M6S</meta:editing-duration>
    <meta:editing-cycles>3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3" meta:word-count="262" meta:character-count="1629" meta:non-whitespace-character-count="1382"/>
  </office:meta>
</office:document-meta>
</file>